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KacstLetter" svg:font-family="KacstLette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0.5in" fo:margin-right="-0.4366in" fo:text-indent="0.3118in" style:auto-text-indent="false" fo:background-color="transparent"/>
      <style:text-properties style:font-name="Ubuntu Mono" fo:language="en" fo:country="US" officeooo:rsid="001116a4" officeooo:paragraph-rsid="001116a4"/>
    </style:style>
    <style:style style:name="P2" style:family="paragraph" style:parent-style-name="Standard">
      <loext:graphic-properties draw:fill="none"/>
      <style:paragraph-properties fo:margin-left="-0.5in" fo:margin-right="-0.4366in" fo:text-indent="0.3118in" style:auto-text-indent="false" fo:background-color="transparent"/>
      <style:text-properties style:font-name="Ubuntu Mono" fo:language="en" fo:country="US" officeooo:rsid="001148b0" officeooo:paragraph-rsid="001148b0"/>
    </style:style>
    <style:style style:name="P3" style:family="paragraph" style:parent-style-name="Standard">
      <loext:graphic-properties draw:fill="none"/>
      <style:paragraph-properties fo:margin-left="-0.5in" fo:margin-right="-0.4366in" fo:text-indent="0.3118in" style:auto-text-indent="false" fo:background-color="transparent"/>
      <style:text-properties style:font-name="Ubuntu Mono" fo:language="en" fo:country="US" officeooo:rsid="0011b081" officeooo:paragraph-rsid="0011b081"/>
    </style:style>
    <style:style style:name="P4" style:family="paragraph" style:parent-style-name="Standard">
      <loext:graphic-properties draw:fill="none"/>
      <style:paragraph-properties fo:margin-left="-0.5in" fo:margin-right="-0.4366in" fo:text-indent="0.3118in" style:auto-text-indent="false" fo:background-color="transparent"/>
      <style:text-properties style:font-name="Ubuntu Mono" fo:language="en" fo:country="US" officeooo:rsid="0011f2a0" officeooo:paragraph-rsid="0011f2a0"/>
    </style:style>
    <style:style style:name="P5" style:family="paragraph" style:parent-style-name="Standard" style:master-page-name="">
      <loext:graphic-properties draw:fill="none"/>
      <style:paragraph-properties fo:margin-left="-0.5in" fo:margin-right="-0.4366in" fo:text-indent="0.3118in" style:auto-text-indent="false" style:page-number="auto" fo:background-color="transparent"/>
      <style:text-properties style:font-name="Ubuntu Mono" fo:language="en" fo:country="US" officeooo:rsid="001116a4" officeooo:paragraph-rsid="001116a4"/>
    </style:style>
    <style:style style:name="T1" style:family="text">
      <style:text-properties officeooo:rsid="001148b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INTRODUCTION</text:p>
      <text:p text:style-name="P1"><text:tab/></text:p>
      <text:p text:style-name="P1">1.1 AIM OF THE DOCUMENT</text:p>
      <text:p text:style-name="P1"/>
      <text:p text:style-name="P1">In this document we will describe our software system, highlighting the requirements.</text:p>
      <text:p text:style-name="P1"/>
      <text:p text:style-name="P1"/>
      <text:p text:style-name="P1"/>
      <text:p text:style-name="P1">1.2 OVERVIEW OF THE DEFINED SYSTEM</text:p>
      <text:p text:style-name="P1"/>
      <text:p text:style-name="P1">Our system is called “xxx”, and its main purpose is to match university students to let them travel together by car.</text:p>
      <text:p text:style-name="P1">The user<text:span text:style-name="T1">s, once</text:span> authenticated <text:span text:style-name="T1">via their university’s database, can define their lessons schedule, their home position and the building in which they attend lesson. They can also define threshold values like maximum time to wait for someone and maximum distance to extend the route.</text:span></text:p>
      <text:p text:style-name="P2">The users can also register their car, defining information like model, seats capability, consumption. </text:p>
      <text:p text:style-name="P2">The system can, using these information, match students with compatible data and inform them.</text:p>
      <text:p text:style-name="P2"/>
      <text:p text:style-name="P3">1.3 OPERATIONAL SETTINGS</text:p>
      <text:p text:style-name="P3"/>
      <text:p text:style-name="P3"/>
      <text:p text:style-name="P3">1.4 RELATED SYSTEMS, PROS AND CONS</text:p>
      <text:p text:style-name="P3"/>
      <text:p text:style-name="P4">The first related system we found is “Uber”.</text:p>
      <text:p text:style-name="P4">Its pros includes being very secure, due to the process of authentication of the drivers and their car, having a very large user number, which allows the users to rapidly find a driver. </text:p>
      <text:p text:style-name="P4">The cons are that is used only for “one time” travel and this creates situation in which the user is not sure if there is an available driv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KacstLetter" svg:font-family="KacstLette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20:05:33.809261027</meta:creation-date>
    <dc:date>2019-10-09T21:28:54.197374121</dc:date>
    <meta:editing-duration>PT12M49S</meta:editing-duration>
    <meta:editing-cycles>2</meta:editing-cycles>
    <meta:generator>LibreOffice/6.0.7.3$Linux_X86_64 LibreOffice_project/00m0$Build-3</meta:generator>
    <meta:document-statistic meta:table-count="0" meta:image-count="0" meta:object-count="0" meta:page-count="1" meta:paragraph-count="14" meta:word-count="196" meta:character-count="1181" meta:non-whitespace-character-count="995"/>
  </office:meta>
</office:document-meta>
</file>